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Charter" svg:font-family="'Bitstream Charter'" style:font-adornments="Normal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5.159cm"/>
    </style:style>
    <style:style style:name="Tabla2.B" style:family="table-column">
      <style:table-column-properties style:column-width="11.85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397cm"/>
    </style:style>
    <style:style style:name="Tabla3.B" style:family="table-column">
      <style:table-column-properties style:column-width="3.621cm"/>
    </style:style>
    <style:style style:name="Tabla3.C" style:family="table-column">
      <style:table-column-properties style:column-width="3.951cm"/>
    </style:style>
    <style:style style:name="Tabla3.D" style:family="table-column">
      <style:table-column-properties style:column-width="2.418cm"/>
    </style:style>
    <style:style style:name="Tabla3.E" style:family="table-column">
      <style:table-column-properties style:column-width="3.625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ffffff" fo:padding="0.097cm" fo:border="0.05pt solid #000000">
        <style:background-image/>
      </style:table-cell-properties>
    </style:style>
    <style:style style:name="Tabla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515cm" style:rel-column-width="859*"/>
    </style:style>
    <style:style style:name="Tabla4.B" style:family="table-column">
      <style:table-column-properties style:column-width="2.487cm" style:rel-column-width="1410*"/>
    </style:style>
    <style:style style:name="Tabla4.C" style:family="table-column">
      <style:table-column-properties style:column-width="7.144cm" style:rel-column-width="4050*"/>
    </style:style>
    <style:style style:name="Tabla4.D" style:family="table-column">
      <style:table-column-properties style:column-width="5.854cm" style:rel-column-width="3319*"/>
    </style:style>
    <style:style style:name="Tabla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552cm" style:rel-column-width="5983*"/>
    </style:style>
    <style:style style:name="Tabla5.B" style:family="table-column">
      <style:table-column-properties style:column-width="7.761cm" style:rel-column-width="29918*"/>
    </style:style>
    <style:style style:name="Tabla5.C" style:family="table-column">
      <style:table-column-properties style:column-width="7.687cm" style:rel-column-width="29634*"/>
    </style:style>
    <style:style style:name="Tabla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transparent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17cm" table:align="center"/>
    </style:style>
    <style:style style:name="Táboa1.A" style:family="table-column">
      <style:table-column-properties style:column-width="1.711cm"/>
    </style:style>
    <style:style style:name="Táboa1.B" style:family="table-column">
      <style:table-column-properties style:column-width="1.685cm"/>
    </style:style>
    <style:style style:name="Táboa1.C" style:family="table-column">
      <style:table-column-properties style:column-width="1.311cm"/>
    </style:style>
    <style:style style:name="Táboa1.D" style:family="table-column">
      <style:table-column-properties style:column-width="2.452cm"/>
    </style:style>
    <style:style style:name="Táboa1.H" style:family="table-column">
      <style:table-column-properties style:column-width="2.286cm"/>
    </style:style>
    <style:style style:name="Táboa1.I" style:family="table-column">
      <style:table-column-properties style:column-width="1.732cm"/>
    </style:style>
    <style:style style:name="Táboa1.J" style:family="table-column">
      <style:table-column-properties style:column-width="1.893cm"/>
    </style:style>
    <style:style style:name="Táboa1.A1" style:family="table-cell">
      <style:table-cell-properties style:vertical-align="middle" fo:background-color="#ccffcc" style:border-line-width-left="0cm 0.004cm 0.002cm" style:border-line-width-top="0cm 0.004cm 0.002cm" style:border-line-width-bottom="0cm 0.004cm 0.002cm" fo:padding="0.053cm" fo:border-left="0.05pt double #808080" fo:border-right="none" fo:border-top="0.05pt double #808080" fo:border-bottom="0.05pt double #808080">
        <style:background-image/>
      </style:table-cell-properties>
    </style:style>
    <style:style style:name="Táboa1.J1" style:family="table-cell">
      <style:table-cell-properties style:vertical-align="middle" fo:background-color="#ccffcc" style:border-line-width="0cm 0.004cm 0.002cm" fo:padding="0.053cm" fo:border="0.05pt double #808080">
        <style:background-image/>
      </style:table-cell-properties>
    </style:style>
    <style:style style:name="Táboa1.A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B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C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D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E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F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G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H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I2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J2" style:family="table-cell">
      <style:table-cell-properties style:vertical-align="middle" style:border-line-width-left="0cm 0.004cm 0.002cm" style:border-line-width-right="0cm 0.004cm 0.002cm" style:border-line-width-bottom="0cm 0.004cm 0.002cm" fo:padding="0.053cm" fo:border-left="0.05pt double #808080" fo:border-right="0.05pt double #808080" fo:border-top="none" fo:border-bottom="0.05pt double #808080"/>
    </style:style>
    <style:style style:name="Táboa1.A3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B3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C3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D3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E3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F3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G3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H3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I3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J3" style:family="table-cell">
      <style:table-cell-properties style:vertical-align="middle" style:border-line-width-left="0cm 0.004cm 0.002cm" style:border-line-width-right="0cm 0.004cm 0.002cm" style:border-line-width-bottom="0cm 0.004cm 0.002cm" fo:padding="0.053cm" fo:border-left="0.05pt double #808080" fo:border-right="0.05pt double #808080" fo:border-top="none" fo:border-bottom="0.05pt double #808080"/>
    </style:style>
    <style:style style:name="Táboa1.A4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B4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C4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D4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E4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F4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G4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H4" style:family="table-cell">
      <style:table-cell-properties style:vertical-align="middle" fo:background-color="#000000" style:border-line-width-left="0cm 0.004cm 0.002cm" style:border-line-width-bottom="0cm 0.004cm 0.002cm" fo:padding="0.053cm" fo:border-left="0.05pt double #808080" fo:border-right="none" fo:border-top="none" fo:border-bottom="0.05pt double #808080">
        <style:background-image/>
      </style:table-cell-properties>
    </style:style>
    <style:style style:name="Táboa1.I4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J4" style:family="table-cell">
      <style:table-cell-properties style:vertical-align="middle" style:border-line-width-left="0cm 0.004cm 0.002cm" style:border-line-width-right="0cm 0.004cm 0.002cm" style:border-line-width-bottom="0cm 0.004cm 0.002cm" fo:padding="0.053cm" fo:border-left="0.05pt double #808080" fo:border-right="0.05pt double #808080" fo:border-top="none" fo:border-bottom="0.05pt double #808080"/>
    </style:style>
    <style:style style:name="Táboa1.A5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B5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C5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D5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E5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F5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G5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H5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I5" style:family="table-cell">
      <style:table-cell-properties style:vertical-align="middle" style:border-line-width-left="0cm 0.004cm 0.002cm" style:border-line-width-bottom="0cm 0.004cm 0.002cm" fo:padding="0.053cm" fo:border-left="0.05pt double #808080" fo:border-right="none" fo:border-top="none" fo:border-bottom="0.05pt double #808080"/>
    </style:style>
    <style:style style:name="Táboa1.J5" style:family="table-cell">
      <style:table-cell-properties style:vertical-align="middle" style:border-line-width-left="0cm 0.004cm 0.002cm" style:border-line-width-right="0cm 0.004cm 0.002cm" style:border-line-width-bottom="0cm 0.004cm 0.002cm" fo:padding="0.053cm" fo:border-left="0.05pt double #808080" fo:border-right="0.05pt double #808080" fo:border-top="none" fo:border-bottom="0.05pt double #808080"/>
    </style:style>
    <style:style style:name="Táboa1.A6" style:family="table-cell">
      <style:table-cell-properties style:vertical-align="middle" fo:background-color="#ccffcc" style:border-line-width-left="0cm 0.004cm 0.002cm" style:border-line-width-bottom="0cm 0.004cm 0.002cm" fo:padding="0.053cm" fo:border-left="0.05pt double #808080" fo:border-right="none" fo:border-top="none" fo:border-bottom="0.05pt double #808080">
        <style:background-image/>
      </style:table-cell-properties>
    </style:style>
    <style:style style:name="Táboa1.J6" style:family="table-cell">
      <style:table-cell-properties style:vertical-align="middle" fo:background-color="#ccffcc" style:border-line-width-left="0cm 0.004cm 0.002cm" style:border-line-width-right="0cm 0.004cm 0.002cm" style:border-line-width-bottom="0cm 0.004cm 0.002cm" fo:padding="0.053cm" fo:border-left="0.05pt double #808080" fo:border-right="0.05pt double #808080" fo:border-top="none" fo:border-bottom="0.05pt double #808080">
        <style:background-image/>
      </style:table-cell-properties>
    </style:style>
    <style:style style:name="Táboa2" style:family="table">
      <style:table-properties style:width="7.281cm" table:align="center" fo:background-color="#ffffff">
        <style:background-image/>
      </style:table-properties>
    </style:style>
    <style:style style:name="Táboa2.A" style:family="table-column">
      <style:table-column-properties style:column-width="1.82cm"/>
    </style:style>
    <style:style style:name="Táboa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áboa2.D1" style:family="table-cell">
      <style:table-cell-properties style:vertical-align="middle" style:border-line-width="0cm 0.004cm 0.002cm" fo:padding="0.049cm" fo:border="0.05pt double #808080"/>
    </style:style>
    <style:style style:name="Táboa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áboa2.D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tandard">
      <style:text-properties officeooo:rsid="0014cfd4"/>
    </style:style>
    <style:style style:name="P4" style:family="paragraph" style:parent-style-name="Standard">
      <style:text-properties officeooo:rsid="0010b37c" officeooo:paragraph-rsid="0010b37c"/>
    </style:style>
    <style:style style:name="P5" style:family="paragraph" style:parent-style-name="TituloColumnaTabla">
      <style:text-properties officeooo:rsid="0021e347" officeooo:paragraph-rsid="0021e347"/>
    </style:style>
    <style:style style:name="P6" style:family="paragraph" style:parent-style-name="TituloColumnaTabla">
      <style:text-properties officeooo:rsid="0023daba" officeooo:paragraph-rsid="0023daba"/>
    </style:style>
    <style:style style:name="P7" style:family="paragraph" style:parent-style-name="Nivel1">
      <style:text-properties officeooo:paragraph-rsid="0023daba"/>
    </style:style>
    <style:style style:name="P8" style:family="paragraph" style:parent-style-name="Tablas">
      <style:text-properties officeooo:rsid="000784ee" officeooo:paragraph-rsid="0025719d"/>
    </style:style>
    <style:style style:name="P9" style:family="paragraph" style:parent-style-name="Tablas">
      <style:text-properties officeooo:paragraph-rsid="0025719d"/>
    </style:style>
    <style:style style:name="P10" style:family="paragraph" style:parent-style-name="Título_20_tabla">
      <style:text-properties officeooo:rsid="000784ee" officeooo:paragraph-rsid="0025719d"/>
    </style:style>
    <style:style style:name="P11" style:family="paragraph" style:parent-style-name="Standard">
      <style:text-properties fo:font-size="10pt" officeooo:rsid="0010b37c" officeooo:paragraph-rsid="002a2d1d" style:font-size-asian="10pt" style:font-size-complex="10pt"/>
    </style:style>
    <style:style style:name="P12" style:family="paragraph" style:parent-style-name="Standard">
      <style:text-properties officeooo:paragraph-rsid="002a2d1d"/>
    </style:style>
    <style:style style:name="P13" style:family="paragraph" style:parent-style-name="Standard">
      <style:paragraph-properties fo:margin-top="0cm" fo:margin-bottom="0.499cm" style:contextual-spacing="false"/>
      <style:text-properties officeooo:paragraph-rsid="002a2d1d"/>
    </style:style>
    <style:style style:name="P14" style:family="paragraph" style:parent-style-name="Text_20_body">
      <style:text-properties officeooo:paragraph-rsid="002a2d1d"/>
    </style:style>
    <style:style style:name="P15" style:family="paragraph" style:parent-style-name="SubtituloPortadaYDemostrativos">
      <style:text-properties officeooo:paragraph-rsid="0025bb89"/>
    </style:style>
    <style:style style:name="P16" style:family="paragraph" style:parent-style-name="SubtituloPortadaYDemostrativos">
      <style:text-properties officeooo:rsid="0010b37c" officeooo:paragraph-rsid="002a2d1d"/>
    </style:style>
    <style:style style:name="P17" style:family="paragraph" style:parent-style-name="SubtituloPortadaYDemostrativos">
      <style:text-properties fo:font-size="10pt" officeooo:rsid="0010b37c" officeooo:paragraph-rsid="002a2d1d" style:font-size-asian="10pt" style:font-size-complex="10pt"/>
    </style:style>
    <style:style style:name="P18" style:family="paragraph" style:parent-style-name="SubtituloPortadaYDemostrativos">
      <style:text-properties fo:font-size="10pt" officeooo:rsid="0010b37c" officeooo:paragraph-rsid="0010b37c" style:font-size-asian="10pt" style:font-size-complex="10pt"/>
    </style:style>
    <style:style style:name="P19" style:family="paragraph" style:parent-style-name="SubtituloPortadaYDemostrativos">
      <style:text-properties officeooo:rsid="001248cb" officeooo:paragraph-rsid="001248cb"/>
    </style:style>
    <style:style style:name="P20" style:family="paragraph" style:parent-style-name="SubtituloPortadaYDemostrativos">
      <style:paragraph-properties fo:break-before="page"/>
      <style:text-properties fo:font-size="10pt" officeooo:rsid="0010b37c" officeooo:paragraph-rsid="002a2d1d" style:font-size-asian="10pt" style:font-size-complex="10pt"/>
    </style:style>
    <style:style style:name="P21" style:family="paragraph" style:parent-style-name="TituloDemostrativo" style:master-page-name="PortadaDemostrativos">
      <style:paragraph-properties style:page-number="auto"/>
      <style:text-properties officeooo:paragraph-rsid="0025bb89"/>
    </style:style>
    <style:style style:name="P22" style:family="paragraph" style:parent-style-name="Nivel1" style:master-page-name="Pagina">
      <style:paragraph-properties style:page-number="auto" fo:break-before="page"/>
    </style:style>
    <style:style style:name="P23" style:family="paragraph" style:parent-style-name="Nivel1">
      <style:paragraph-properties fo:break-before="page"/>
    </style:style>
    <style:style style:name="P24" style:family="paragraph" style:parent-style-name="TablaContenidosDemostrativo" style:master-page-name="Pagina">
      <style:paragraph-properties style:page-number="auto"/>
    </style:style>
    <style:style style:name="P25" style:family="paragraph" style:parent-style-name="Textos" style:master-page-name="Pagina">
      <style:paragraph-properties style:page-number="auto"/>
    </style:style>
    <style:style style:name="P26" style:family="paragraph" style:parent-style-name="CuerpoTabla">
      <style:text-properties officeooo:paragraph-rsid="00276cbd"/>
    </style:style>
    <style:style style:name="P27" style:family="paragraph" style:parent-style-name="CuerpoTabla">
      <style:text-properties officeooo:paragraph-rsid="002b5875"/>
    </style:style>
    <style:style style:name="P28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officeooo:rsid="0021e347"/>
    </style:style>
    <style:style style:name="T3" style:family="text">
      <style:text-properties officeooo:rsid="0025bb89"/>
    </style:style>
    <style:style style:name="T4" style:family="text">
      <style:text-properties officeooo:rsid="00276cbd"/>
    </style:style>
    <style:style style:name="T5" style:family="text">
      <style:text-properties fo:font-weight="bold"/>
    </style:style>
    <style:style style:name="T6" style:family="text">
      <style:text-properties officeooo:rsid="0027deec"/>
    </style:style>
    <style:style style:name="T7" style:family="text">
      <style:text-properties officeooo:rsid="00286bc5"/>
    </style:style>
    <style:style style:name="T8" style:family="text">
      <style:text-properties fo:font-size="14pt" fo:font-weight="bold" officeooo:rsid="00286bc5" style:font-size-asian="14pt" style:font-weight-asian="bold" style:font-size-complex="14pt" style:font-weight-complex="bold"/>
    </style:style>
    <style:style style:name="T9" style:family="text">
      <style:text-properties officeooo:rsid="0029decd"/>
    </style:style>
    <style:style style:name="T10" style:family="text">
      <style:text-properties officeooo:rsid="002b58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3">Investigación conectores<text:tab/></text:span></text:p>
      <text:p text:style-name="P4"/>
      <text:p text:style-name="SubtituloPortadaYDemostrativos">Tipo de documento: <text:span text:style-name="T2">interno</text:span></text:p>
      <text:p text:style-name="P15"><text:span text:style-name="T3">25/10/2013</text:span></text:p>
      <text:p text:style-name="P2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Identificador del documento:</text:p>
          </table:table-cell>
          <table:table-cell table:style-name="Tabla2.B1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5">Fecha:</text:p>
          </table:table-cell>
          <table:table-cell table:style-name="Tabla2.B2" office:value-type="string">
            <text:p text:style-name="P26"><text:span text:style-name="T4">25/10/2013</text:span></text:p>
          </table:table-cell>
        </table:table-row>
        <table:table-row>
          <table:table-cell table:style-name="Tabla2.A2" office:value-type="string">
            <text:p text:style-name="P6">Actividad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6">Estado del documento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P6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P2"/>
      <text:p text:style-name="P2"/>
      <text:p text:style-name="P25">Datos de la entrega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9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A2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P26"><text:span text:style-name="T4">Roberto Rosende Dopazo</text:span></text:p>
          </table:table-cell>
          <table:table-cell table:style-name="Tabla3.C2" office:value-type="string">
            <text:p text:style-name="P26"><text:span text:style-name="T4">U. Vigo</text:span></text:p>
          </table:table-cell>
          <table:table-cell table:style-name="Tabla3.D2" office:value-type="string">
            <text:p text:style-name="P26"><text:span text:style-name="T4">25/10/2013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3" office:value-type="string">
            <text:p text:style-name="CuerpoTabla"/>
          </table:table-cell>
          <table:table-cell table:style-name="Tabla3.C3" office:value-type="string">
            <text:p text:style-name="CuerpoTabla"/>
          </table:table-cell>
          <table:table-cell table:style-name="Tabla3.D3" office:value-type="string">
            <text:p text:style-name="CuerpoTabla"/>
          </table:table-cell>
          <table:table-cell table:style-name="Tabla3.E3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4" office:value-type="string">
            <text:p text:style-name="CuerpoTabla"/>
          </table:table-cell>
          <table:table-cell table:style-name="Tabla3.C4" office:value-type="string">
            <text:p text:style-name="CuerpoTabla"/>
          </table:table-cell>
          <table:table-cell table:style-name="Tabla3.D4" office:value-type="string">
            <text:p text:style-name="CuerpoTabla"/>
          </table:table-cell>
          <table:table-cell table:style-name="Tabla3.E4" office:value-type="string">
            <text:p text:style-name="CuerpoTabla"/>
          </table:table-cell>
        </table:table-row>
        <table:table-row>
          <table:table-cell table:style-name="Tabla3.A3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5" office:value-type="string">
            <text:p text:style-name="CuerpoTabla"/>
          </table:table-cell>
          <table:table-cell table:style-name="Tabla3.C5" office:value-type="string">
            <text:p text:style-name="CuerpoTabla"/>
          </table:table-cell>
          <table:table-cell table:style-name="Tabla3.D5" office:value-type="string">
            <text:p text:style-name="CuerpoTabla"/>
          </table:table-cell>
          <table:table-cell table:style-name="Tabla3.E5" office:value-type="string">
            <text:p text:style-name="CuerpoTabla"/>
          </table:table-cell>
        </table:table-row>
      </table:table>
      <text:p text:style-name="P8"/>
      <text:p text:style-name="P8"/>
      <text:p text:style-name="P8"/>
      <text:p text:style-name="P8"/>
      <text:p text:style-name="P10"/>
      <text:p text:style-name="Textos">Log del document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P27"><text:span text:style-name="T10">V1.0</text:span></text:p>
          </table:table-cell>
          <table:table-cell table:style-name="Tabla4.B2" office:value-type="string">
            <text:p text:style-name="P27"><text:span text:style-name="T10">25/10/2013</text:span></text:p>
          </table:table-cell>
          <table:table-cell table:style-name="Tabla4.C2" office:value-type="string">
            <text:p text:style-name="P27"><text:span text:style-name="T10">Busqueda inicial de posibilidades</text:span></text:p>
          </table:table-cell>
          <table:table-cell table:style-name="Tabla4.D2" office:value-type="string">
            <text:p text:style-name="P27"><text:span text:style-name="T10">Roberto Rosende Dopazo</text:span></text:p>
          </table:table-cell>
        </table:table-row>
      </table:table>
      <text:p text:style-name="P8"/>
      <text:p text:style-name="P8"/>
      <text:p text:style-name="P10"/>
      <text:p text:style-name="Textos">Registro de cambios del documento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Í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P9"/>
          </table:table-cell>
          <table:table-cell table:style-name="Tabla5.B2" office:value-type="string">
            <text:p text:style-name="P9"/>
          </table:table-cell>
          <table:table-cell table:style-name="Tabla5.C2" office:value-type="string">
            <text:p text:style-name="P9"/>
          </table:table-cell>
        </table:table-row>
      </table:table>
      <text:p text:style-name="P10"/>
      <text:p text:style-name="P2"/>
      <text:p text:style-name="TituloDemostrativo"/>
      <text:p text:style-name="P2"/>
      <text:p text:style-name="P2"/>
      <text:p text:style-name="P18"><text:span text:style-name="T6"/></text:p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24">Tabla de contenidos </text:p>
          </text:index-title>
          <text:p text:style-name="P28"><text:a xlink:type="simple" xlink:href="#__RefHeading__471_1965262487" text:style-name="Index_20_Link" text:visited-style-name="Index_20_Link">Conector Placa ATX<text:tab/>4</text:a></text:p>
          <text:p text:style-name="P28"><text:a xlink:type="simple" xlink:href="#__RefHeading__473_1965262487" text:style-name="Index_20_Link" text:visited-style-name="Index_20_Link">Conectores IDE<text:tab/>6</text:a></text:p>
          <text:p text:style-name="P28"><text:a xlink:type="simple" xlink:href="#__RefHeading__475_1965262487" text:style-name="Index_20_Link" text:visited-style-name="Index_20_Link">Conectores RJ45<text:tab/>7</text:a></text:p>
          <text:p text:style-name="P28"><text:a xlink:type="simple" xlink:href="#__RefHeading__509_1965262487" text:style-name="Index_20_Link" text:visited-style-name="Index_20_Link">Conector Disco duro <text:tab/>8</text:a></text:p>
        </text:index-body>
      </text:table-of-content>
      <text:p text:style-name="P7"/>
      <text:p text:style-name="P3"/>
      <text:p text:style-name="P1"/>
      <text:p text:style-name="P1"/>
      <text:p text:style-name="P1"/>
      <text:p text:style-name="P1"/>
      <text:p text:style-name="P22"><text:bookmark-start text:name="__RefHeading__471_1965262487"/><text:span text:style-name="T6">Conector Placa </text:span><text:span text:style-name="T9">ATX</text:span><text:bookmark-end text:name="__RefHeading__471_1965262487"/></text:p>
      <text:p text:style-name="P14"/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C" table:number-columns-repeated="3"/>
        <table:table-column table:style-name="Táboa1.H"/>
        <table:table-column table:style-name="Táboa1.I"/>
        <table:table-column table:style-name="Táboa1.J"/>
        <table:table-row>
          <table:table-cell table:style-name="Táboa1.A1" office:value-type="string">
            <text:p text:style-name="P14">Pin 1</text:p>
          </table:table-cell>
          <table:table-cell table:style-name="Táboa1.A1" office:value-type="string">
            <text:p text:style-name="P14">Pin 2</text:p>
          </table:table-cell>
          <table:table-cell table:style-name="Táboa1.A1" office:value-type="string">
            <text:p text:style-name="P14">Pin 3</text:p>
          </table:table-cell>
          <table:table-cell table:style-name="Táboa1.A1" office:value-type="string">
            <text:p text:style-name="P14">Pin 4</text:p>
          </table:table-cell>
          <table:table-cell table:style-name="Táboa1.A1" office:value-type="string">
            <text:p text:style-name="P14">Pin 5</text:p>
          </table:table-cell>
          <table:table-cell table:style-name="Táboa1.A1" office:value-type="string">
            <text:p text:style-name="P14">Pin 6</text:p>
          </table:table-cell>
          <table:table-cell table:style-name="Táboa1.A1" office:value-type="string">
            <text:p text:style-name="P14">Pin 7</text:p>
          </table:table-cell>
          <table:table-cell table:style-name="Táboa1.A1" office:value-type="string">
            <text:p text:style-name="P14">Pin 8</text:p>
          </table:table-cell>
          <table:table-cell table:style-name="Táboa1.A1" office:value-type="string">
            <text:p text:style-name="P14">Pin 9</text:p>
          </table:table-cell>
          <table:table-cell table:style-name="Táboa1.J1" office:value-type="string">
            <text:p text:style-name="P14">Pin 10</text:p>
          </table:table-cell>
        </table:table-row>
        <table:table-row>
          <table:table-cell table:style-name="Táboa1.A5" office:value-type="string">
            <text:p text:style-name="P14">+3.3 V</text:p>
          </table:table-cell>
          <table:table-cell table:style-name="Táboa1.B5" office:value-type="string">
            <text:p text:style-name="P14">+3.3 V</text:p>
          </table:table-cell>
          <table:table-cell table:style-name="Táboa1.C5" office:value-type="string">
            <text:p text:style-name="P14">Gnd</text:p>
          </table:table-cell>
          <table:table-cell table:style-name="Táboa1.D5" office:value-type="string">
            <text:p text:style-name="P14">+5 V</text:p>
          </table:table-cell>
          <table:table-cell table:style-name="Táboa1.E5" office:value-type="string">
            <text:p text:style-name="P14">Gnd</text:p>
          </table:table-cell>
          <table:table-cell table:style-name="Táboa1.F5" office:value-type="string">
            <text:p text:style-name="P14">+5 V</text:p>
          </table:table-cell>
          <table:table-cell table:style-name="Táboa1.G5" office:value-type="string">
            <text:p text:style-name="P14">Gnd</text:p>
          </table:table-cell>
          <table:table-cell table:style-name="Táboa1.H5" office:value-type="string">
            <text:p text:style-name="P14">+ 5 V. P_OK</text:p>
          </table:table-cell>
          <table:table-cell table:style-name="Táboa1.I5" office:value-type="string">
            <text:p text:style-name="P14">+5 VSB</text:p>
          </table:table-cell>
          <table:table-cell table:style-name="Táboa1.J5" office:value-type="string">
            <text:p text:style-name="P14">+12 V</text:p>
          </table:table-cell>
        </table:table-row>
        <table:table-row>
          <table:table-cell table:style-name="Táboa1.A5" office:value-type="string">
            <text:p text:style-name="P14">Naranja</text:p>
          </table:table-cell>
          <table:table-cell table:style-name="Táboa1.B5" office:value-type="string">
            <text:p text:style-name="P14">Naranja</text:p>
          </table:table-cell>
          <table:table-cell table:style-name="Táboa1.C5" office:value-type="string">
            <text:p text:style-name="P14">Negro</text:p>
          </table:table-cell>
          <table:table-cell table:style-name="Táboa1.D5" office:value-type="string">
            <text:p text:style-name="P14">Rojo</text:p>
          </table:table-cell>
          <table:table-cell table:style-name="Táboa1.E5" office:value-type="string">
            <text:p text:style-name="P14">Negro</text:p>
          </table:table-cell>
          <table:table-cell table:style-name="Táboa1.F5" office:value-type="string">
            <text:p text:style-name="P14">Rojo</text:p>
          </table:table-cell>
          <table:table-cell table:style-name="Táboa1.G5" office:value-type="string">
            <text:p text:style-name="P14">Negro</text:p>
          </table:table-cell>
          <table:table-cell table:style-name="Táboa1.H5" office:value-type="string">
            <text:p text:style-name="P14">Gris</text:p>
          </table:table-cell>
          <table:table-cell table:style-name="Táboa1.I5" office:value-type="string">
            <text:p text:style-name="P14">Púrpura</text:p>
          </table:table-cell>
          <table:table-cell table:style-name="Táboa1.J5" office:value-type="string">
            <text:p text:style-name="P14">Amarillo</text:p>
          </table:table-cell>
        </table:table-row>
        <table:table-row>
          <table:table-cell table:style-name="Táboa1.A5" office:value-type="string">
            <text:p text:style-name="P14">Naranja</text:p>
          </table:table-cell>
          <table:table-cell table:style-name="Táboa1.B5" office:value-type="string">
            <text:p text:style-name="P14">Azul</text:p>
          </table:table-cell>
          <table:table-cell table:style-name="Táboa1.C5" office:value-type="string">
            <text:p text:style-name="P14">Negro</text:p>
          </table:table-cell>
          <table:table-cell table:style-name="Táboa1.D5" office:value-type="string">
            <text:p text:style-name="P14">Verde</text:p>
          </table:table-cell>
          <table:table-cell table:style-name="Táboa1.E5" office:value-type="string">
            <text:p text:style-name="P14">Negro</text:p>
          </table:table-cell>
          <table:table-cell table:style-name="Táboa1.F5" office:value-type="string">
            <text:p text:style-name="P14">Negro</text:p>
          </table:table-cell>
          <table:table-cell table:style-name="Táboa1.G5" office:value-type="string">
            <text:p text:style-name="P14">Negro</text:p>
          </table:table-cell>
          <table:table-cell table:style-name="Táboa1.H4" office:value-type="string">
            <text:p text:style-name="P14">Blanco</text:p>
          </table:table-cell>
          <table:table-cell table:style-name="Táboa1.I5" office:value-type="string">
            <text:p text:style-name="P14">Rojo</text:p>
          </table:table-cell>
          <table:table-cell table:style-name="Táboa1.J5" office:value-type="string">
            <text:p text:style-name="P14">Rojo</text:p>
          </table:table-cell>
        </table:table-row>
        <table:table-row>
          <table:table-cell table:style-name="Táboa1.A5" office:value-type="string">
            <text:p text:style-name="P14">+3.3 V</text:p>
          </table:table-cell>
          <table:table-cell table:style-name="Táboa1.B5" office:value-type="string">
            <text:p text:style-name="P14">-12 V</text:p>
          </table:table-cell>
          <table:table-cell table:style-name="Táboa1.C5" office:value-type="string">
            <text:p text:style-name="P14">Gnd</text:p>
          </table:table-cell>
          <table:table-cell table:style-name="Táboa1.D5" office:value-type="string">
            <text:p text:style-name="P14">+2.5 V. P_ON</text:p>
          </table:table-cell>
          <table:table-cell table:style-name="Táboa1.E5" office:value-type="string">
            <text:p text:style-name="P14">Gnd</text:p>
          </table:table-cell>
          <table:table-cell table:style-name="Táboa1.F5" office:value-type="string">
            <text:p text:style-name="P14">Gnd</text:p>
          </table:table-cell>
          <table:table-cell table:style-name="Táboa1.G5" office:value-type="string">
            <text:p text:style-name="P14">Gnd</text:p>
          </table:table-cell>
          <table:table-cell table:style-name="Táboa1.H5" office:value-type="string">
            <text:p text:style-name="P14">-5 V</text:p>
          </table:table-cell>
          <table:table-cell table:style-name="Táboa1.I5" office:value-type="string">
            <text:p text:style-name="P14">+5 V</text:p>
          </table:table-cell>
          <table:table-cell table:style-name="Táboa1.J5" office:value-type="string">
            <text:p text:style-name="P14">+5 V</text:p>
          </table:table-cell>
        </table:table-row>
        <table:table-row>
          <table:table-cell table:style-name="Táboa1.A6" office:value-type="string">
            <text:p text:style-name="P14">Pin 11</text:p>
          </table:table-cell>
          <table:table-cell table:style-name="Táboa1.A6" office:value-type="string">
            <text:p text:style-name="P14">Pin 12</text:p>
          </table:table-cell>
          <table:table-cell table:style-name="Táboa1.A6" office:value-type="string">
            <text:p text:style-name="P14">Pin 13</text:p>
          </table:table-cell>
          <table:table-cell table:style-name="Táboa1.A6" office:value-type="string">
            <text:p text:style-name="P14">Pin 14</text:p>
          </table:table-cell>
          <table:table-cell table:style-name="Táboa1.A6" office:value-type="string">
            <text:p text:style-name="P14">Pin 15</text:p>
          </table:table-cell>
          <table:table-cell table:style-name="Táboa1.A6" office:value-type="string">
            <text:p text:style-name="P14">Pin 16</text:p>
          </table:table-cell>
          <table:table-cell table:style-name="Táboa1.A6" office:value-type="string">
            <text:p text:style-name="P14">Pin 17</text:p>
          </table:table-cell>
          <table:table-cell table:style-name="Táboa1.A6" office:value-type="string">
            <text:p text:style-name="P14">Pin 18</text:p>
          </table:table-cell>
          <table:table-cell table:style-name="Táboa1.A6" office:value-type="string">
            <text:p text:style-name="P14">Pin 19</text:p>
          </table:table-cell>
          <table:table-cell table:style-name="Táboa1.J6" office:value-type="string">
            <text:p text:style-name="P14">Pin 20</text:p>
          </table:table-cell>
        </table:table-row>
      </table:table>
      <text:p text:style-name="P14"/>
      <text:p text:style-name="P14"><text:span text:style-name="T9">A</text:span>lgunos equipos tiene un conector macho de 24 pines en la placa-base, mientras que el conector hembra de la fuente es un ATX de 20 pines. En estos casos, además de los conectores estándar P4 y de disquete, la fuente disponen de un conector especial de 4 pines que se coloca a continuación del de 20 pines, de forma que entre ambos, completan el conector de la placa-base. La configuración de colores y tensiones de este conector auxiliar es la siguiente:</text:p>
      <table:table table:name="Táboa2" table:style-name="Táboa2">
        <table:table-column table:style-name="Táboa2.A" table:number-columns-repeated="4"/>
        <table:table-row>
          <table:table-cell table:style-name="Táboa2.A1" office:value-type="string">
            <text:p text:style-name="P14">Negro</text:p>
          </table:table-cell>
          <table:table-cell table:style-name="Táboa2.A1" office:value-type="string">
            <text:p text:style-name="P14">Rojo</text:p>
          </table:table-cell>
          <table:table-cell table:style-name="Táboa2.A1" office:value-type="string">
            <text:p text:style-name="P14">Amarillo</text:p>
          </table:table-cell>
          <table:table-cell table:style-name="Táboa2.D1" office:value-type="string">
            <text:p text:style-name="P14">Naranja</text:p>
          </table:table-cell>
        </table:table-row>
        <table:table-row>
          <table:table-cell table:style-name="Táboa2.A2" office:value-type="string">
            <text:p text:style-name="P14">Gnd</text:p>
          </table:table-cell>
          <table:table-cell table:style-name="Táboa2.A2" office:value-type="string">
            <text:p text:style-name="P14">+5 V.</text:p>
          </table:table-cell>
          <table:table-cell table:style-name="Táboa2.A2" office:value-type="string">
            <text:p text:style-name="P14">+12 V.</text:p>
          </table:table-cell>
          <table:table-cell table:style-name="Táboa2.D2" office:value-type="string">
            <text:p text:style-name="P14">+3.3 V.</text:p>
          </table:table-cell>
        </table:table-row>
      </table:table>
      <text:p text:style-name="P14">En algunos casos, falta el conector número 18 (cable blanco) de -5 V. La razón es que la mayoría de placas modernas no utilizan esta tensión, de forma que ha sido eliminada de las fuentes. Como puede verse, el conector de la figura 3 es precisamente de este tipo (carece del mencionado cable). Sin embargo, su ausencia en una placa-base que si lo utilice, puede ser origen de problemas en los elementos de la placa que se alimentan desde dicho conector.</text:p>
      <text:p text:style-name="P14"><text:span text:style-name="T5">Nota</text:span>: el conector P_ON del pin 14 (cable verde) también tiene una tensión de 2.5 V. cuando la fuente está desconectada. Poniéndolo a masa, se produce la conexión (encendido) de la fuente.</text:p>
      <text:p text:style-name="P16"/>
      <text:p text:style-name="P16"/>
      <text:p text:style-name="P17"><text:a xlink:type="simple" xlink:href="http://www.amazon.es/StarTech-com-Power-Supply-Motherboard-Adapter/dp/B0002GRQRW/ref=sr_1_5?s=computers&amp;ie=UTF8&amp;qid=1382712105&amp;sr=1-5&amp;keywords=atx"><text:span text:style-name="T4">http://www.amazon.es/StarTech-com-Power-Supply-Motherboard-Adapter/dp/B0002GRQRW/ref=sr_1_5?s=computers&amp;ie=UTF8&amp;qid=1382712105&amp;sr=1-5&amp;keywords=atx</text:span></text:a></text:p>
      <text:p text:style-name="P17"><text:span text:style-name="T4"/></text:p>
      <text:p text:style-name="P17"><text:a xlink:type="simple" xlink:href="http://www.amazon.es/CABLE-CORRIENTE-ATX2-PINES-15CM/dp/B007JIBI84/ref=sr_1_12?s=electronics-accessories&amp;ie=UTF8&amp;qid=1382712602&amp;sr=1-12&amp;keywords=atx"><text:span text:style-name="T4">http://www.amazon.es/CABLE-CORRIENTE-ATX2-PINES-15CM/dp/B007JIBI84/ref=sr_1_12?s=electronics-accessories&amp;ie=UTF8&amp;qid=1382712602&amp;sr=1-12&amp;keywords=atx</text:span></text:a></text:p>
      <text:p text:style-name="P17"><text:span text:style-name="T4"/></text:p>
      <text:p text:style-name="P17"><text:a xlink:type="simple" xlink:href="http://www.amazon.es/ORICO-PPW-24P-30-alimentaci-oacute-extensi/dp/B008HX17ZY/ref=sr_1_4?s=electronics-accessories&amp;ie=UTF8&amp;qid=1382712602&amp;sr=1-4&amp;keywords=atx"><text:span text:style-name="T4">http://www.amazon.es/ORICO-PPW-24P-30-alimentaci-oacute-extensi/dp/B008HX17ZY/ref=sr_1_4?s=electronics-accessories&amp;ie=UTF8&amp;qid=1382712602&amp;sr=1-4&amp;keywords=atx</text:span></text:a></text:p>
      <text:p text:style-name="P17"><text:span text:style-name="T4"/></text:p>
      <text:p text:style-name="P17"><text:a xlink:type="simple" xlink:href="http://www.cablematic.com/buscador/molex/Conector-Alimentacion-MOLEX-0039012200-2x10_hyphen_Pin-_open_parenthesis_Carcasa-Macho_close_parenthesis_/?pag=20"><text:span text:style-name="T7">http://www.cablematic.com/buscador/molex/Conector-Alimentacion-MOLEX-0039012200-2x10_hyphen_Pin-_open_parenthesis_Carcasa-Macho_close_parenthesis_/?pag=20</text:span></text:a></text:p>
      <text:p text:style-name="P17"><text:soft-page-break/><text:span text:style-name="T7"/></text:p>
      <text:p text:style-name="P17"><text:span text:style-name="T7"/></text:p>
      <text:p text:style-name="P17"><text:a xlink:type="simple" xlink:href="http://www.cablematic.com/buscador/molex/Panel-Frontal-3_dot_5-_open_parenthesis_MOLEX_hyphen_4P-_plus_-MOLEX_hyphen_4P_close_parenthesis_/?pag=22"><text:span text:style-name="T7">http://www.cablematic.com/buscador/molex/Panel-Frontal-3_dot_5-_open_parenthesis_MOLEX_hyphen_4P-_plus_-MOLEX_hyphen_4P_close_parenthesis_/?pag=22</text:span></text:a></text:p>
      <text:p text:style-name="P17"><text:span text:style-name="T7"/></text:p>
      <text:p text:style-name="P17"><text:a xlink:type="simple" xlink:href="http://www.cablematic.com/buscador/molex/Bracket-Conector-Alimentacion-_open_parenthesis_MOLEX-4_hyphen_pin_close_parenthesis_/?pag=43"><text:span text:style-name="T8">http://www.cablematic.com/buscador/molex/Bracket-Conector-Alimentacion-_open_parenthesis_MOLEX-4_hyphen_pin_close_parenthesis_/?pag=43</text:span></text:a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23"><text:bookmark-start text:name="__RefHeading__473_1965262487"/><text:span text:style-name="T7">Conectores IDE</text:span><text:bookmark-end text:name="__RefHeading__473_1965262487"/></text:p>
      <text:p text:style-name="P17"><text:span text:style-name="T7"/></text:p>
      <text:p text:style-name="P17"><text:span text:style-name="T7"/></text:p>
      <text:p text:style-name="P17"><text:a xlink:type="simple" xlink:href="http://www.amazon.es/Gembird-Bi-direcional-SATA-converter-bidireccional/dp/B007MYOC0Q/ref=sr_1_fkmr0_3?ie=UTF8&amp;qid=1382714935&amp;sr=8-3-fkmr0&amp;keywords=alargador+ide"><text:span text:style-name="T7">http://www.amazon.es/Gembird-Bi-direcional-SATA-converter-bidireccional/dp/B007MYOC0Q/ref=sr_1_fkmr0_3?ie=UTF8&amp;qid=1382714935&amp;sr=8-3-fkmr0&amp;keywords=alargador+ide</text:span></text:a></text:p>
      <text:p text:style-name="P17"><text:span text:style-name="T7"/></text:p>
      <text:p text:style-name="P17"><text:a xlink:type="simple" xlink:href="http://www.cablematic.com/Adaptador-y-accesorios-ATA-IDE/Cable-prolongador-IDE-de-60-cm-_open_parenthesis_IDC40_hyphen_M_slash_H_close_parenthesis_/?pag=1"><text:span text:style-name="T7">http://www.cablematic.com/Adaptador-y-accesorios-ATA-IDE/Cable-prolongador-IDE-de-60-cm-_open_parenthesis_IDC40_hyphen_M_slash_H_close_parenthesis_/?pag=1</text:span></text:a></text:p>
      <text:p text:style-name="P17"><text:span text:style-name="T7"/></text:p>
      <text:p text:style-name="P17"><text:a xlink:type="simple" xlink:href="http://www.cablematic.com/Adaptador-y-accesorios-ATA-IDE/Cable-Datos-IDE-Enrollado-80cm-_open_parenthesis_3xIDC40H_close_parenthesis_/?pag=8"><text:span text:style-name="T7">http://www.cablematic.com/Adaptador-y-accesorios-ATA-IDE/Cable-Datos-IDE-Enrollado-80cm-_open_parenthesis_3xIDC40H_close_parenthesis_/?pag=8</text:span></text:a></text:p>
      <text:p text:style-name="P17"><text:span text:style-name="T7"/></text:p>
      <text:p text:style-name="P17"><text:a xlink:type="simple" xlink:href="http://www.cablematic.com/Adaptador-y-accesorios-ATA-IDE/Conector-IDC40H-azul-para-ATA_hyphen_66-ATA_hyphen_100-y-ATA_hyphen_133/?pag=30"><text:span text:style-name="T9">http://www.cablematic.com/Adaptador-y-accesorios-ATA-IDE/Conector-IDC40H-azul-para-ATA_hyphen_66-ATA_hyphen_100-y-ATA_hyphen_133/?pag=30</text:span></text:a></text:p>
      <text:p text:style-name="P17"><text:span text:style-name="T9"/></text:p>
      <text:p text:style-name="P17"><text:a xlink:type="simple" xlink:href="http://www.cablematic.com/Adaptador-y-accesorios-ATA-IDE/Conector-IDC40M-para-IDE/?pag=29"><text:span text:style-name="T9">www.cablematic.com/Adaptador-y-accesorios-ATA-IDE/Conector-IDC40M-para-IDE/?pag=29</text:span></text:a></text:p>
      <text:p text:style-name="P17"><text:span text:style-name="T9"/></text:p>
      <text:p text:style-name="P17"><text:a xlink:type="simple" xlink:href="http://www.cablematic.com/Adaptador-y-accesorios-ATA-IDE/Cable-prolongador-IDE-de-20-cm-_open_parenthesis_IDC40_hyphen_M_slash_H_close_parenthesis_/?pag=41"><text:span text:style-name="T9">http://www.cablematic.com/Adaptador-y-accesorios-ATA-IDE/Cable-prolongador-IDE-de-20-cm-_open_parenthesis_IDC40_hyphen_M_slash_H_close_parenthesis_/?pag=41</text:span></text:a></text:p>
      <text:p text:style-name="P17"><text:span text:style-name="T9"/></text:p>
      <text:p text:style-name="P17"><text:a xlink:type="simple" xlink:href="http://www.cablematic.com/Adaptador-y-accesorios-ATA-IDE/Cable-Datos-ATA_hyphen_100_slash_133-Enrollado-40cm-_open_parenthesis_3xIDC40H_close_parenthesis_/?pag=57"><text:span text:style-name="T9">http://www.cablematic.com/Adaptador-y-accesorios-ATA-IDE/Cable-Datos-ATA_hyphen_100_slash_133-Enrollado-40cm-_open_parenthesis_3xIDC40H_close_parenthesis_/?pag=57</text:span></text:a></text:p>
      <text:p text:style-name="P17"><text:span text:style-name="T9"/></text:p>
      <text:p text:style-name="P17"><text:span text:style-name="T9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9">Para los discos???</text:span></text:p>
      <text:p text:style-name="P17"><text:span text:style-name="T9"/></text:p>
      <text:p text:style-name="P17"><text:a xlink:type="simple" xlink:href="http://www.cablematic.com/Adaptador-y-accesorios-ATA-IDE/Adaptador-3_dot_5-a-5_dot_25-Anti_hyphen_Vibracion/?pag=17"><text:span text:style-name="T9">http://www.cablematic.com/Adaptador-y-accesorios-ATA-IDE/Adaptador-3_dot_5-a-5_dot_25-Anti_hyphen_Vibracion/?pag=17</text:span></text:a></text:p>
      <text:p text:style-name="P17"><text:span text:style-name="T9"/></text:p>
      <text:p text:style-name="P23"><text:bookmark-start text:name="__RefHeading__475_1965262487"/><text:span text:style-name="T9">Conectores RJ45</text:span><text:bookmark-end text:name="__RefHeading__475_1965262487"/></text:p>
      <text:p text:style-name="P17"><text:span text:style-name="T9"/></text:p>
      <text:p text:style-name="P17"><text:a xlink:type="simple" xlink:href="http://www.cablematic.com/buscador/rj45/KeyStone-RJ45-hembra-a-TB110-Cat_dot_5e-FTP/?pag=5"><text:span text:style-name="T9">http://www.cablematic.com/buscador/rj45/KeyStone-RJ45-hembra-a-TB110-Cat_dot_5e-FTP/?pag=5</text:span></text:a></text:p>
      <text:p text:style-name="P17"><text:span text:style-name="T9"/></text:p>
      <text:p text:style-name="P17"><text:a xlink:type="simple" xlink:href="http://www.cablematic.com/buscador/rj45/Conector-STP-Cat_dot_5e-RJ45-macho-con-clip-_open_parenthesis_100_hyphen_Pack_close_parenthesis_/?pag=7"><text:span text:style-name="T9">http://www.cablematic.com/buscador/rj45/Conector-STP-Cat_dot_5e-RJ45-macho-con-clip-_open_parenthesis_100_hyphen_Pack_close_parenthesis_/?pag=7</text:span></text:a></text:p>
      <text:p text:style-name="P17"><text:span text:style-name="T9"/></text:p>
      <text:p text:style-name="P17"><text:a xlink:type="simple" xlink:href="http://www.cablematic.com/buscador/rj45/Empalme-Cable-FTP-categoria-5e-RJ45-hembra-a-RJ45-hembra/?pag=14"><text:span text:style-name="T9">http://www.cablematic.com/buscador/rj45/Empalme-Cable-FTP-categoria-5e-RJ45-hembra-a-RJ45-hembra/?pag=14</text:span></text:a></text:p>
      <text:p text:style-name="P17"><text:span text:style-name="T9"/></text:p>
      <text:p text:style-name="P17"><text:a xlink:type="simple" xlink:href="http://www.cablematic.com/buscador/rj45/KeyStone-RJ45-hembra-a-TB110-Cat_dot_6-UTP/?pag=17"><text:span text:style-name="T9">http://www.cablematic.com/buscador/rj45/KeyStone-RJ45-hembra-a-TB110-Cat_dot_6-UTP/?pag=17</text:span></text:a></text:p>
      <text:p text:style-name="P17"><text:span text:style-name="T9"/></text:p>
      <text:p text:style-name="P17"><text:a xlink:type="simple" xlink:href="http://www.cablematic.com/buscador/rj45/Keystone-RJ45-hembra-a-TB110-Cat_dot_6-UTP-sin-herramientas/?pag=15"><text:span text:style-name="T9">http://www.cablematic.com/buscador/rj45/Keystone-RJ45-hembra-a-TB110-Cat_dot_6-UTP-sin-herramientas/?pag=15</text:span></text:a></text:p>
      <text:p text:style-name="P17"><text:span text:style-name="T9"/></text:p>
      <text:p text:style-name="P17"><text:a xlink:type="simple" xlink:href="http://www.cablematic.com/buscador/rj45/Adaptador-FTP-Cat_dot_5e-RJ45-macho-a-RJ45-hembra-cruzado-15cm/?pag=2"><text:span text:style-name="T9">http://www.cablematic.com/buscador/rj45/Adaptador-FTP-Cat_dot_5e-RJ45-macho-a-RJ45-hembra-cruzado-15cm/?pag=2</text:span></text:a></text:p>
      <text:p text:style-name="P17"><text:span text:style-name="T9"/></text:p>
      <text:p text:style-name="P17"><text:a xlink:type="simple" xlink:href="http://www.cablematic.com/buscador/rj45/Keystone-RJ45-hembra-a-RJ45-hembra-_open_parenthesis_Cat_dot_6-UTP_close_parenthesis_/?pag=28"><text:span text:style-name="T9">http://www.cablematic.com/buscador/rj45/Keystone-RJ45-hembra-a-RJ45-hembra-_open_parenthesis_Cat_dot_6-UTP_close_parenthesis_/?pag=28</text:span></text:a></text:p>
      <text:p text:style-name="P17"><text:span text:style-name="T9"/></text:p>
      <text:p text:style-name="P17"><text:a xlink:type="simple" xlink:href="http://www.cablematic.com/buscador/rj45/Keystone-RJ45-hembra-a-RJ45-hembra-_open_parenthesis_Cat_dot_6-UTP_close_parenthesis_/?pag=28"><text:span text:style-name="T9">http://www.cablematic.com/buscador/rj45/Keystone-RJ45-hembra-a-RJ45-hembra-_open_parenthesis_Cat_dot_6-UTP_close_parenthesis_/?pag=28</text:span></text:a></text:p>
      <text:p text:style-name="P17"><text:span text:style-name="T9"/></text:p>
      <text:p text:style-name="P17"><text:span text:style-name="T9"/></text:p>
      <text:p text:style-name="P20"><text:span text:style-name="T4"/></text:p>
      <text:p text:style-name="Nivel1"><text:bookmark-start text:name="__RefHeading__509_1965262487"/><text:span text:style-name="T6">Conector Disco duro </text:span><text:bookmark-end text:name="__RefHeading__509_1965262487"/></text:p>
      <text:p text:style-name="P14"><text:span text:style-name="T6"/></text:p>
      <text:p text:style-name="P14"><text:span text:style-name="T6">T</text:span><text:span text:style-name="T4">he Molex 4 pin </text:span><text:a xlink:type="simple" xlink:href="http://pcsupport.about.com/od/componentprofiles/p/p_ps.htm"><text:span text:style-name="T4">power supply</text:span></text:a><text:span text:style-name="T4"> connector is one of the standard </text:span><text:a xlink:type="simple" xlink:href="http://pcsupport.about.com/od/termsns/g/peripheral.htm"><text:span text:style-name="T4">peripheral</text:span></text:a><text:span text:style-name="T4"> power connectors in computers today. The power connector itself is a Molex 8981 connector called the AMP MATE-N-LOK.</text:span></text:p>
      <text:p text:style-name="P14">This power connector is the standard connector for all <text:a xlink:type="simple" xlink:href="http://pcsupport.about.com/od/termsp/g/parallelata.htm">PATA</text:a> based <text:a xlink:type="simple" xlink:href="http://pcsupport.about.com/od/componentprofiles/p/p_hdd.htm">hard drives</text:a>, many high end <text:a xlink:type="simple" xlink:href="http://pcsupport.about.com/od/componentprofiles/p/p_video.htm">video cards</text:a>, and some older <text:a xlink:type="simple" xlink:href="http://pcsupport.about.com/od/componentprofiles/p/p_odd.htm">optical drives</text:a> and other internal devices.</text:p>
      <text:p text:style-name="P14"><text:span text:style-name="T4"/></text:p>
      <text:p text:style-name="P11"><text:span text:style-name="T4"/></text:p>
      <text:section text:style-name="Sect2" text:name="abm">
        <text:section text:style-name="Sect2" text:name="abc">
          <text:p text:style-name="P12"/>
          <text:section text:style-name="Sect2" text:name="mimg">
            <text:p text:style-name="P13"><text:span text:style-name="Q"><draw:frame draw:style-name="fr3" draw:name="imaxes4" text:anchor-type="as-char" svg:width="4.233cm" svg:height="4.233cm" draw:z-index="15"><draw:image xlink:href="http://0.tqn.com/d/pcsupport/1/G/4/7/-/-/molex-8981-amp-mate-n-lok.jpg" xlink:type="simple" xlink:show="embed" xlink:actuate="onLoad"/><svg:title>4 pin Peripheral Power Connector - Molex 8981 - AMP MATE-N-LOK</svg:title></draw:frame></text:span> </text:p>
            <text:p text:style-name="P14">4 pin Peripheral Power Connector</text:p>
          </text:section>
        </text:section>
      </text:section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a xlink:type="simple" xlink:href="http://www.amazon.es/DeLOCK-65045-Adaptador-cable-hembra/dp/B002V9QONK/ref=sr_1_16?ie=UTF8&amp;qid=1382713705&amp;sr=8-16&amp;keywords=molex"><text:span text:style-name="T6">http://www.amazon.es/DeLOCK-65045-Adaptador-cable-hembra/dp/B002V9QONK/ref=sr_1_16?ie=UTF8&amp;qid=1382713705&amp;sr=8-16&amp;keywords=molex</text:span></text:a></text:p>
      <text:p text:style-name="P17"><text:span text:style-name="T6"/></text:p>
      <text:p text:style-name="P17"><text:a xlink:type="simple" xlink:href="http://www.amazon.es/Gembird-CC-PSU-1-Cable-alimentación-Molex/dp/B000ITL4KI/ref=sr_1_3?ie=UTF8&amp;qid=1382713705&amp;sr=8-3&amp;keywords=molex"><text:span text:style-name="T6">http://www.amazon.es/Gembird-CC-PSU-1-Cable-alimentaci%C3%B3n-Molex/dp/B000ITL4KI/ref=sr_1_3?ie=UTF8&amp;qid=1382713705&amp;sr=8-3&amp;keywords=molex</text:span></text:a></text:p>
      <text:p text:style-name="P17"><text:span text:style-name="T6"/></text:p>
      <text:p text:style-name="P17"><text:a xlink:type="simple" xlink:href="http://www.cablematic.com/buscador/molex/Terminal-Metalico-MOLEX-0002081234-_open_parenthesis_HDD-Conector_hyphen_Macho_close_parenthesis_-10_hyphen_Pin/?pag=18"><text:span text:style-name="T6">http://www.cablematic.com/buscador/molex/Terminal-Metalico-MOLEX-0002081234-_open_parenthesis_HDD-Conector_hyphen_Macho_close_parenthesis_-10_hyphen_Pin/?pag=18</text:span></text:a></text:p>
      <text:p text:style-name="P17"><text:span text:style-name="T6"/></text:p>
      <text:p text:style-name="P17"><text:a xlink:type="simple" xlink:href="http://www.cablematic.com/buscador/molex/Terminal-Metalico-MOLEX-0039000041-Bobina-_open_parenthesis_Macho-para-Carcasa-Hembra_close_parenthesis_/?pag=17"><text:span text:style-name="T6">http://www.cablematic.com/buscador/molex/Terminal-Metalico-MOLEX-0039000041-Bobina-_open_parenthesis_Macho-para-Carcasa-Hembra_close_parenthesis_/?pag=17</text:span></text:a></text:p>
      <text:p text:style-name="P17"><text:span text:style-name="T6"/></text:p>
      <text:p text:style-name="P17"><text:a xlink:type="simple" xlink:href="http://www.cablematic.com/buscador/molex/Conector-MOLEX-Alimentacion-4_hyphen_pin-_open_parenthesis_FDD-Carcasa_hyphen_Hembra_close_parenthesis_/?pag=16"><text:span text:style-name="T6">http://www.cablematic.com/buscador/molex/Conector-MOLEX-Alimentacion-4_hyphen_pin-_open_parenthesis_FDD-Carcasa_hyphen_Hembra_close_parenthesis_/?pag=16</text:span></text:a></text:p>
      <text:p text:style-name="P17"><text:span text:style-name="T6"/></text:p>
      <text:p text:style-name="P17"><text:a xlink:type="simple" xlink:href="http://www.cablematic.com/buscador/molex/Terminal-Metalico-MOLEX-0002081234-_open_parenthesis_HDD-Conector_hyphen_Macho_close_parenthesis_-10_hyphen_Pin/?pag=18"><text:span text:style-name="T6">http://www.cablematic.com/buscador/molex/Terminal-Metalico-MOLEX-0002081234-_open_parenthesis_HDD-Conector_hyphen_Macho_close_parenthesis_-10_hyphen_Pin/?pag=18</text:span></text:a></text:p>
      <text:p text:style-name="P17"><text:span text:style-name="T6"/></text:p>
      <text:p text:style-name="P1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itstream Charter" svg:font-family="'Bitstream Charter'" style:font-adornments="Normal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style:font-name="Tahoma"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"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1999998092651pt" fo:font-weight="bold" style:font-size-asian="10.5pt"/>
    </style:style>
    <style:style style:name="Título_20_tabla" style:display-name="Título tabla" style:family="paragraph" style:parent-style-name="Standard" style:master-page-name="">
      <style:paragraph-properties fo:margin-top="0.3cm" fo:margin-bottom="0cm" style:contextual-spacing="false" fo:text-align="center" style:justify-single-word="false" style:page-number="auto"/>
      <style:text-properties style:font-name="Bitstream Charter" style:font-size-asian="10.5pt"/>
    </style:style>
    <style:style style:name="Tablas" style:family="paragraph" style:parent-style-name="Standard" style:master-page-name="">
      <style:paragraph-properties fo:text-align="justify" style:justify-single-word="false" style:page-number="auto"/>
      <style:text-properties style:font-name="Bitstream Charter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WenQuanYi Micro Hei" style:font-size-asian="10pt" style:font-weight-asian="bold" style:font-name-complex="DejaVu 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Q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8</text:page-number></text:p>
      </style:header>
      <style:footer>
        <text:p text:style-name="Footer"><draw:frame draw:style-name="Mfr2" draw:name="gráficos1" text:anchor-type="paragraph" svg:width="17cm" svg:height="4.05cm" draw:z-index="14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0"><draw:image xlink:href="Pictures/200000090000099C000038BD3C835811.svm" xlink:type="simple" xlink:show="embed" xlink:actuate="onLoad"/></draw:frame></text:p>
      </style:footer>
    </style:master-page>
    <style:master-page style:name="PrimeraPagina" style:page-layout-name="Mpm5">
      <style:footer>
        <text:p text:style-name="Footer"><text:tab/><text:tab/><text:span text:style-name="MT1"><text:page-number text:select-page="current">6</text:page-number></text:span><text:span text:style-name="MT1"> /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5T17:56:36</dc:date>
    <meta:editing-duration>PT1H6M50S</meta:editing-duration>
    <meta:editing-cycles>16</meta:editing-cycles>
    <meta:generator>LibreOffice/3.6$Linux_X86_64 LibreOffice_project/360m1$Build-2</meta:generator>
    <meta:document-statistic meta:table-count="6" meta:image-count="4" meta:object-count="0" meta:page-count="8" meta:paragraph-count="150" meta:word-count="494" meta:character-count="6324" meta:non-whitespace-character-count="5931"/>
  </office:meta>
</office:document-meta>
</file>